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formasjon om prosjekt 2...</text:p>
      <text:p text:style-name="Standard"/>
      <text:p text:style-name="P1">Det fysiske systemet:</text:p>
      <text:p text:style-name="P2">Det kommer til å reduseres til et egenverdiproblem, nemlig</text:p>
      <text:p text:style-name="P2"/>
      <text:p text:style-name="P2">Ax = lambda x</text:p>
      <text:p text:style-name="P2"/>
      <text:p text:style-name="P2">TUSL I tre dimensjoner. Redusert til sfæriske koordinater. </text:p>
      <text:p text:style-name="P2">Da får vi radialbiten. </text:p>
      <text:p text:style-name="P2">Vi skal sette inn oscillator-potensialet. 0.5 m omega^2 r^2</text:p>
      <text:p text:style-name="P2">Da har vi energiene analytisk. De skal vi reprodusere. </text:p>
      <text:p text:style-name="P2"/>
      <text:p text:style-name="P2">Vi foretar et variablebytte u=Rr <text:s/>og kommer til å bli kvitt en førstederivert. </text:p>
      <text:p text:style-name="P2">Da får vi randbetingelsene u(0) = 0 og u(uendelig) = 0. </text:p>
      <text:p text:style-name="P2"/>
      <text:p text:style-name="P2">Så introduserer vi rho= r/alpha og trikser og <text:s/>mikser litt. (se prosjektet).</text:p>
      <text:p text:style-name="P2">Og vips så har vi </text:p>
      <text:p text:style-name="P2"/>
      <text:p text:style-name="P2">u'' + rho^2 u = lambda u</text:p>
      <text:p text:style-name="P2"/>
      <text:p text:style-name="P2">rho maks problemer: vi kan ikke sette rho = uendelig. </text:p>
      <text:p text:style-name="P2">Vi skal teste stabilitet mot rho maks. </text:p>
      <text:p text:style-name="P2"/>
      <text:p text:style-name="P2">Det vises hvordan problemet reduseres til et egenverdi-problem. </text:p>
      <text:p text:style-name="P2">Dvs. Finne egenverdier og finner egenvektorer. </text:p>
      <text:p text:style-name="P2"/>
      <text:p text:style-name="P2"/>
      <text:p text:style-name="P1">To-partikkelsystemet:</text:p>
      <text:p text:style-name="P2">Utledning kinetisk energi</text:p>
      <text:p text:style-name="P2"/>
      <text:p text:style-name="P2">p = -ihbar del</text:p>
      <text:p text:style-name="P2"/>
      <text:p text:style-name="P2"/>
      <text:p text:style-name="P2"/>
      <text:p text:style-name="P1">Egenverdiproblem:</text:p>
      <text:p text:style-name="P2">Similaritetstransformasjon. </text:p>
      <text:p text:style-name="P2">S.t() S = S.inv() S = I, unitær matrise</text:p>
      <text:p text:style-name="P2"/>
      <text:p text:style-name="P2">Simularitetstransformasjon</text:p>
      <text:p text:style-name="P2">S.t A S = D (diagonalmatrise)</text:p>
      <text:p text:style-name="P2"/>
      <text:p text:style-name="P1">Jakobi's algoritme: </text:p>
      <text:p text:style-name="P2">Vi har en matrise B s.a. B = St A S og B er “mer” diagonal enn A.</text:p>
      <text:p text:style-name="P2">A x = lambda x</text:p>
      <text:p text:style-name="P2">St A x = lamda St x</text:p>
      <text:p text:style-name="P2">St A S St x = lambda St x</text:p>
      <text:p text:style-name="P2">B y = lambda y</text:p>
      <text:p text:style-name="P2"/>
      <text:p text:style-name="P2"/>
      <text:p text:style-name="P1"><text:soft-page-break/>Programmer: </text:p>
      <text:p text:style-name="P2">Armadillo som bakgrunn.</text:p>
      <text:p text:style-name="P1"/>
      <text:p text:style-name="P2">En library fil som har det jeg trenger.</text:p>
      <text:p text:style-name="P2"/>
      <text:p text:style-name="P2">En funksjon/klasse som tar Jakobi's algoritme og finner egenverdier. </text:p>
      <text:p text:style-name="P2"/>
      <text:p text:style-name="P2">En klasse for 1-partikkelsystemet hvor jeg angir:</text:p>
      <text:p text:style-name="P2"><text:tab/>Potensialet(?)</text:p>
      <text:p text:style-name="P2"><text:tab/>rho_maks</text:p>
      <text:p text:style-name="P2"><text:tab/></text:p>
      <text:p text:style-name="P2"/>
      <text:p text:style-name="P2">En klasse hvor jeg kan angifor 2-partikkelsystemet:</text:p>
      <text:p text:style-name="P2"><text:tab/>Potensialet(?)</text:p>
      <text:p text:style-name="P2"><text:tab/>omega_r</text:p>
      <text:p text:style-name="P2"><text:tab/>rho_maks</text:p>
      <text:p text:style-name="P2"><text:tab/></text:p>
      <text:p text:style-name="P2"/>
      <text:p text:style-name="P1">Ting som skal gjøres:</text:p>
      <text:p text:style-name="P1"/>
      <text:p text:style-name="P2">a) Løs 1-partikkelsystemet. /skriv også klasse.</text:p>
      <text:p text:style-name="P2">b) Sjekk presisjon etc. </text:p>
      <text:list xml:id="list8002422663083222150" text:style-name="L1">
        <text:list-item>
          <text:p text:style-name="P3">Forstå utledningen av to-partikkeltingen.<text:tab/></text:p>
          <text:list>
            <text:list-item>
              <text:p text:style-name="P3">Og løs systemet på nytt med annet potensial<text:tab/>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3:23:34</meta:creation-date>
    <dc:date>2014-09-14T16:55:23.829245434</dc:date>
    <meta:editing-duration>PT2H40M3S</meta:editing-duration>
    <meta:editing-cycles>5</meta:editing-cycles>
    <meta:generator>LibreOffice/4.2.6.3$Linux_X86_64 LibreOffice_project/420m0$Build-3</meta:generator>
    <meta:document-statistic meta:table-count="0" meta:image-count="0" meta:object-count="0" meta:page-count="2" meta:paragraph-count="49" meta:word-count="269" meta:character-count="1612" meta:non-whitespace-character-count="1366"/>
  </office:meta>
</office:document-meta>
</file>